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REND PANEL</text:p>
      <text:p text:style-name="Standard">SPY = overall market direction</text:p>
      <text:p text:style-name="Standard">🟢 bullish | 🟡 neutral | 🔴 bearish</text:p>
      <text:p text:style-name="Standard"/>
      <text:p text:style-name="Standard">MARKET BREADTH</text:p>
      <text:p text:style-name="Standard">More bullish than bearish = strong market</text:p>
      <text:p text:style-name="Standard">More bearish than bullish = weak market</text:p>
      <text:p text:style-name="Standard"/>
      <text:p text:style-name="Standard">SECTOR FLOW</text:p>
      <text:p text:style-name="Standard">AI <text:s text:c="3"/>= NVDA AMD</text:p>
      <text:p text:style-name="Standard">TECH <text:s/>= AAPL MSFT</text:p>
      <text:p text:style-name="Standard">MEDIA = META GOOGL</text:p>
      <text:p text:style-name="Standard"/>
      <text:p text:style-name="Standard">🟢 STRONG = money flowing into sector</text:p>
      <text:p text:style-name="Standard">🟡 MIXED <text:s/>= no clear trend</text:p>
      <text:p text:style-name="Standard">🔴 WEAK <text:s text:c="2"/>= sector selling</text:p>
      <text:p text:style-name="Standard"/>
      <text:p text:style-name="Standard">STRATEGIES</text:p>
      <text:p text:style-name="Standard">MA <text:s text:c="7"/>= trend following</text:p>
      <text:p text:style-name="Standard">MR <text:s text:c="7"/>= buy dips</text:p>
      <text:p text:style-name="Standard">Adaptive <text:s/>= switches by regime</text:p>
      <text:p text:style-name="Standard">Voting <text:s text:c="3"/>= strategies vote</text:p>
      <text:p text:style-name="Standard">Council <text:s text:c="2"/>= ensemble of best strategies</text:p>
      <text:p text:style-name="Standard"/>
      <text:p text:style-name="Standard">KEY METRICS</text:p>
      <text:p text:style-name="Standard">Final Value = ending portfolio value</text:p>
      <text:p text:style-name="Standard">Sharpe <text:s text:c="5"/>= risk-adjusted performance</text:p>
      <text:p text:style-name="Standard">Drawdown <text:s text:c="3"/>= worst loss from peak</text:p>
      <text:p text:style-name="Standard"/>
      <text:p text:style-name="Standard">SHARPE GUIDE</text:p>
      <text:p text:style-name="Standard">&gt;2 <text:s text:c="2"/>excellent</text:p>
      <text:p text:style-name="Standard">1–2 <text:s/>good</text:p>
      <text:p text:style-name="Standard">0–1 <text:s/>weak</text:p>
      <text:p text:style-name="Standard">&lt;0 <text:s text:c="2"/>losing</text:p>
      <text:p text:style-name="Standard"/>
      <text:p text:style-name="Standard">GOAL</text:p>
      <text:p text:style-name="Standard">Beat Buy &amp; Hold with lower drawdow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3:12:14.365377062</meta:creation-date>
    <dc:date>2026-03-10T13:12:32.758016839</dc:date>
    <meta:editing-duration>PT19S</meta:editing-duration>
    <meta:editing-cycles>1</meta:editing-cycles>
    <meta:document-statistic meta:table-count="0" meta:image-count="0" meta:object-count="0" meta:page-count="1" meta:paragraph-count="30" meta:word-count="125" meta:character-count="684" meta:non-whitespace-character-count="550"/>
    <meta:generator>LibreOffice/7.3.7.2$Linux_X86_64 LibreOffice_project/30$Build-2</meta:generator>
  </office:meta>
</office:document-meta>
</file>